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775" officeooo:paragraph-rsid="0005d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34:01.398220455</meta:creation-date>
    <dc:date>2024-09-26T12:41:39.740690849</dc:date>
    <meta:editing-duration>PT7M39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24.2.5.2$Linux_X86_64 LibreOffice_project/420$Build-2</meta:generator>
  </office:meta>
</office:document-meta>
</file>